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oto Sans Devanagari1" svg:font-family="'Noto Sans Devanagari'" style:font-family-generic="swiss"/>
    <style:font-face style:name="Cantarell" svg:font-family="Cantarell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075in" fo:margin-bottom="0.139in" style:contextual-spacing="false" fo:text-align="start" style:justify-single-word="false"/>
      <style:text-properties officeooo:paragraph-rsid="001cc639"/>
    </style:style>
    <style:style style:name="P2" style:family="paragraph" style:parent-style-name="Standard">
      <style:paragraph-properties fo:margin-top="0.0075in" fo:margin-bottom="0.139in" style:contextual-spacing="false"/>
      <style:text-properties style:font-name="Cantarell" fo:font-size="14pt" fo:font-weight="bold" officeooo:paragraph-rsid="001cc639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0075in" fo:margin-bottom="0.139in" style:contextual-spacing="false" fo:text-align="center" style:justify-single-word="false"/>
      <style:text-properties style:font-name="Cantarell" fo:font-size="14pt" fo:font-weight="bold" officeooo:paragraph-rsid="001cc639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0075in" fo:margin-bottom="0.139in" style:contextual-spacing="false"/>
      <style:text-properties style:font-name="Cantarell" fo:font-size="14pt" officeooo:paragraph-rsid="001cc639" style:font-size-asian="14pt" style:font-size-complex="14pt"/>
    </style:style>
    <style:style style:name="P5" style:family="paragraph" style:parent-style-name="Standard">
      <style:paragraph-properties fo:margin-top="0.0075in" fo:margin-bottom="0.139in" style:contextual-spacing="false" fo:text-align="start" style:justify-single-word="false"/>
      <style:text-properties style:font-name="Cantarell" fo:font-size="14pt" officeooo:paragraph-rsid="001cc639" style:font-size-asian="14pt" style:font-size-complex="14pt"/>
    </style:style>
    <style:style style:name="P6" style:family="paragraph" style:parent-style-name="Standard">
      <style:paragraph-properties fo:margin-top="0.0075in" fo:margin-bottom="0.139in" style:contextual-spacing="false" fo:text-align="start" style:justify-single-word="false"/>
      <style:text-properties style:font-name="Cantarell" fo:font-size="14pt" fo:font-weight="normal" officeooo:paragraph-rsid="001cc63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.0075in" fo:margin-bottom="0.139in" style:contextual-spacing="false"/>
      <style:text-properties style:font-name="Cantarell" fo:font-size="14pt" fo:font-weight="normal" officeooo:paragraph-rsid="001cc639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.0075in" fo:margin-bottom="0.139in" style:contextual-spacing="false"/>
      <style:text-properties style:font-name="Cantarell" fo:font-size="14pt" fo:font-weight="normal" officeooo:rsid="0006a04c" officeooo:paragraph-rsid="001cc63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.0075in" fo:margin-bottom="0.139in" style:contextual-spacing="false"/>
      <style:text-properties style:font-name="Cantarell" fo:font-size="14pt" fo:font-weight="normal" officeooo:rsid="001f754c" officeooo:paragraph-rsid="001f754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.0075in" fo:margin-bottom="0.139in" style:contextual-spacing="false" fo:text-align="start" style:justify-single-word="false"/>
      <style:text-properties style:font-name="Cantarell" fo:font-size="14pt" fo:font-weight="normal" officeooo:paragraph-rsid="001cc639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.0075in" fo:margin-bottom="0.139in" style:contextual-spacing="false"/>
      <style:text-properties style:font-name="Cantarell" fo:font-size="14pt" fo:font-weight="normal" officeooo:paragraph-rsid="001cc639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a04c" style:font-weight-asian="normal" style:font-weight-complex="normal"/>
    </style:style>
    <style:style style:name="T4" style:family="text">
      <style:text-properties fo:font-weight="normal" officeooo:rsid="00075492" style:font-weight-asian="normal" style:font-weight-complex="normal"/>
    </style:style>
    <style:style style:name="T5" style:family="text">
      <style:text-properties fo:font-weight="normal" officeooo:rsid="00201902" style:font-weight-asian="normal" style:font-weight-complex="normal"/>
    </style:style>
    <style:style style:name="T6" style:family="text">
      <style:text-properties style:font-name="Cantarell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Cantarell" fo:font-size="14pt" fo:font-weight="normal" style:font-size-asian="14pt" style:font-weight-asian="normal" style:font-size-complex="14pt" style:font-weight-complex="normal"/>
    </style:style>
    <style:style style:name="T8" style:family="text">
      <style:text-properties officeooo:rsid="001d33b1"/>
    </style:style>
    <style:style style:name="T9" style:family="text">
      <style:text-properties officeooo:rsid="001d3f44"/>
    </style:style>
    <style:style style:name="T10" style:family="text">
      <style:text-properties officeooo:rsid="00201902"/>
    </style:style>
    <style:style style:name="T11" style:family="text">
      <style:text-properties officeooo:rsid="0021d463"/>
    </style:style>
    <style:style style:name="T12" style:family="text">
      <style:text-properties officeooo:rsid="0022b0bb"/>
    </style:style>
    <style:style style:name="T13" style:family="text">
      <style:text-properties officeooo:rsid="0023f6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ns.pcap</text:p>
      <text:p text:style-name="P2">1.</text:p>
      <text:p text:style-name="P7">DNS: associates information with domain names, allows you to type letters to reach web sites <text:span text:style-name="T10">instead</text:span> of numbers</text:p>
      <text:p text:style-name="P7">HTTP: made for transmitting hypermedia <text:span text:style-name="T10">documents</text:span> such as <text:span text:style-name="T10">HTTP</text:span>, used for communication between servers and browsers.</text:p>
      <text:p text:style-name="P4"><text:span text:style-name="T2">ARP: </text:span><text:span text:style-name="T3">Address resolution </text:span><text:span text:style-name="T5">protocol.</text:span><text:span text:style-name="T3"> Determines the link layer of address of an </text:span><text:span text:style-name="T5">IP</text:span><text:span text:style-name="T3"> address.</text:span></text:p>
      <text:p text:style-name="P8">DHCP: Dynamic Host Configuration Protocol. Assigns <text:span text:style-name="T11">IP’s</text:span> dynamically so that devices s<text:span text:style-name="T10">c</text:span>an communicate via other <text:span text:style-name="T12">IP</text:span> networks.</text:p>
      <text:p text:style-name="P8">DHCPv6: Dynamic Host Configuration Protocol version 6. DHCP but for IPv6.</text:p>
      <text:p text:style-name="P8">TCP: Transmission Control Protocol. Is a standard which determines how to maintain a conversation over a network. Works with IP.</text:p>
      <text:p text:style-name="P8">TLSv1: Transport Layer Security version 1. Is used to add a security layer across a network.</text:p>
      <text:p text:style-name="P8"/>
      <text:p text:style-name="P4"><text:span text:style-name="T1">2. </text:span><text:span text:style-name="T2">There where 170 packets sent.</text:span></text:p>
      <text:p text:style-name="P4"><text:span text:style-name="T1">3. </text:span><text:span text:style-name="T2">User-Agent: Mozilla/4.0 (compatible; MSIE 7.0; Windows NT 6.1; Trident/4.0; SLCC2; .NET CLR 2.0.50727; .NET CLR 3.5.30729; .NET CLR 3.0.30729; Media Center PC 6.0; .NET4.0C)\r\n</text:span></text:p>
      <text:p text:style-name="P9">The user agent helps identify what browser is being used and on what oerating system. </text:p>
      <text:p text:style-name="P7">They are using <text:span text:style-name="T13">Firefox</text:span> and windows. </text:p>
      <text:p text:style-name="P11"><text:span text:style-name="T1">4. </text:span><text:span text:style-name="T8">There is a response from </text:span>oavpyybehhjtn.biz <text:span text:style-name="T8">and from nnbqohfijmxfv.net based on this, I </text:span><text:span text:style-name="T13">believe</text:span><text:span text:style-name="T8"> that the malware was able to </text:span><text:span text:style-name="T9">establish a connection</text:span></text:p>
      <text:p text:style-name="P2"/>
      <text:p text:style-name="P3">http.pcap</text:p>
      <text:p text:style-name="P1"><text:soft-page-break/><text:span text:style-name="T6">1. </text:span><text:span text:style-name="T7">Domain: </text:span><text:a xlink:type="simple" xlink:href="http://trondyfeveryfeellnas.com/TZ/goboti.pyc" text:style-name="Internet_20_link" text:visited-style-name="Visited_20_Internet_20_Link"><text:span text:style-name="T7">http://trondyfeveryfeellnas.com/TZ/goboti.pyc</text:span></text:a></text:p>
      <text:p text:style-name="P10">IP: 192.168.110.129</text:p>
      <text:p text:style-name="P5"><text:span text:style-name="T1">2. </text:span><text:span text:style-name="T2">It is requesting a .pyc file. It is what the python interpreter creates when you import a library. The response is is an executable file.</text:span><text:span text:style-name="T1"> </text:span></text:p>
      <text:p text:style-name="P6"/>
      <text:p text:style-name="P3">unk.pcap</text:p>
      <text:p text:style-name="P5"><text:span text:style-name="T1">1. </text:span><text:span text:style-name="T2">TCP and some UDP</text:span></text:p>
      <text:p text:style-name="P5"><text:span text:style-name="T1">2. </text:span><text:span text:style-name="T3">5002</text:span></text:p>
      <text:p text:style-name="P5"><text:span text:style-name="T1">3. </text:span><text:span text:style-name="T2">Username: Josh</text:span></text:p>
      <text:p text:style-name="P6"><text:s text:c="4"/>Password: password</text:p>
      <text:p text:style-name="P5"><text:span text:style-name="T1">4. </text:span><text:span text:style-name="T4">The user logs in and then changes the working directory. He then enters admin mode, and lists everything in the current working directory. The user then sends some binary dat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oto Sans Devanagari1" svg:font-family="'Noto Sans Devanagari'" style:font-family-generic="swiss"/>
    <style:font-face style:name="Cantarell" svg:font-family="Cantarell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3T04:59:56.209617911</meta:creation-date>
    <dc:date>2020-11-04T08:06:44.712000000</dc:date>
    <meta:editing-duration>PT17M31S</meta:editing-duration>
    <meta:editing-cycles>8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24" meta:word-count="266" meta:character-count="1700" meta:non-whitespace-character-count="1451"/>
  </office:meta>
</office:document-meta>
</file>